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10000004A15B25195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4.396cm, 5.83cm, 4.368cm, 30.696cm)" draw:image-opacity="100%" style:mirror="none" loext:decorative="false"/>
    </style:style>
    <style:style style:name="gr2" style:family="graphic" style:parent-style-name="standard">
      <style:graphic-properties draw:stroke="solid" svg:stroke-width="0.152cm" svg:stroke-color="#ff0000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52cm" svg:stroke-color="#000000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52cm" svg:stroke-color="#3465a4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52cm" svg:stroke-color="#5eb91e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52cm" svg:stroke-color="#ffff6d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152cm" svg:stroke-color="#b85c00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152cm" svg:stroke-color="#ff972f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2cm" svg:stroke-color="#b85c00" svg:stroke-opacity="100%" draw:fill="none" draw:textarea-horizontal-align="left" draw:textarea-vertical-align="top" draw:auto-grow-height="true" draw:auto-grow-width="false" fo:min-height="0.712cm" fo:padding-top="0.176cm" fo:padding-bottom="0.176cm" fo:padding-left="0.301cm" fo:padding-right="0.301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102cm" svg:stroke-color="#3465a4" svg:stroke-opacity="100%" draw:fill="none" draw:textarea-horizontal-align="left" draw:textarea-vertical-align="top" draw:auto-grow-height="true" draw:auto-grow-width="false" fo:min-height="0.712cm" fo:padding-top="0.176cm" fo:padding-bottom="0.176cm" fo:padding-left="0.301cm" fo:padding-right="0.301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152cm" svg:stroke-color="#8d1d75" svg:stroke-opacity="100%" draw:fill="none" draw:textarea-horizontal-align="left" draw:textarea-vertical-align="middle" draw:auto-grow-height="false" draw:auto-grow-width="false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102cm" svg:stroke-color="#8d1d75" svg:stroke-opacity="100%" draw:fill="none" draw:textarea-horizontal-align="left" draw:textarea-vertical-align="top" draw:auto-grow-height="true" draw:auto-grow-width="false" fo:min-height="0.741cm" fo:padding-top="0.176cm" fo:padding-bottom="0.176cm" fo:padding-left="0.301cm" fo:padding-right="0.301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102cm" svg:stroke-color="#ff0000" svg:stroke-opacity="100%" draw:fill="none" draw:textarea-horizontal-align="left" draw:textarea-vertical-align="top" draw:auto-grow-height="true" draw:auto-grow-width="false" fo:min-height="0.712cm" fo:padding-top="0.176cm" fo:padding-bottom="0.176cm" fo:padding-left="0.301cm" fo:padding-right="0.301cm" fo:wrap-option="wrap" loext:decorative="false"/>
      <style:paragraph-properties style:writing-mode="lr-tb"/>
    </style:style>
    <style:style style:name="gr14" style:family="graphic" style:parent-style-name="standard">
      <style:graphic-properties draw:stroke="solid" svg:stroke-width="0.102cm" svg:stroke-color="#000000" svg:stroke-opacity="100%" draw:fill="none" draw:textarea-horizontal-align="left" draw:textarea-vertical-align="top" draw:auto-grow-height="true" draw:auto-grow-width="false" fo:min-height="0.741cm" fo:padding-top="0.176cm" fo:padding-bottom="0.176cm" fo:padding-left="0.301cm" fo:padding-right="0.301cm" fo:wrap-option="wrap" loext:decorative="false"/>
      <style:paragraph-properties style:writing-mode="lr-tb"/>
    </style:style>
    <style:style style:name="gr15" style:family="graphic" style:parent-style-name="standard">
      <style:graphic-properties draw:stroke="solid" svg:stroke-width="0.102cm" svg:stroke-color="#5eb91e" svg:stroke-opacity="100%" draw:fill="none" draw:textarea-horizontal-align="left" draw:textarea-vertical-align="top" draw:auto-grow-height="true" draw:auto-grow-width="false" fo:min-height="0.712cm" fo:padding-top="0.176cm" fo:padding-bottom="0.176cm" fo:padding-left="0.301cm" fo:padding-right="0.301cm" fo:wrap-option="wrap" loext:decorative="false"/>
      <style:paragraph-properties style:writing-mode="lr-tb"/>
    </style:style>
    <style:style style:name="gr16" style:family="graphic" style:parent-style-name="standard">
      <style:graphic-properties draw:stroke="solid" svg:stroke-width="0.102cm" svg:stroke-color="#ffff00" svg:stroke-opacity="100%" draw:fill="none" draw:textarea-horizontal-align="left" draw:textarea-vertical-align="top" draw:auto-grow-height="true" draw:auto-grow-width="false" fo:min-height="0.712cm" fo:padding-top="0.176cm" fo:padding-bottom="0.176cm" fo:padding-left="0.301cm" fo:padding-right="0.301cm" fo:wrap-option="wrap" loext:decorative="false"/>
      <style:paragraph-properties style:writing-mode="lr-tb"/>
    </style:style>
    <style:style style:name="gr17" style:family="graphic" style:parent-style-name="standard">
      <style:graphic-properties draw:stroke="solid" svg:stroke-width="0.102cm" svg:stroke-color="#ff972f" svg:stroke-opacity="100%" draw:fill="none" draw:textarea-horizontal-align="left" draw:textarea-vertical-align="top" draw:auto-grow-height="true" draw:auto-grow-width="false" fo:min-height="0.712cm" fo:padding-top="0.176cm" fo:padding-bottom="0.176cm" fo:padding-left="0.301cm" fo:padding-right="0.301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102cm" svg:stroke-color="#000000" svg:stroke-opacity="100%" draw:fill="none" draw:textarea-horizontal-align="left" draw:textarea-vertical-align="top" draw:auto-grow-height="true" draw:auto-grow-width="false" fo:min-height="0.712cm" fo:padding-top="0.176cm" fo:padding-bottom="0.176cm" fo:padding-left="0.301cm" fo:padding-right="0.301cm" fo:wrap-option="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102cm" svg:stroke-color="#5eb91e" svg:stroke-opacity="100%" draw:fill="none" draw:textarea-horizontal-align="left" draw:textarea-vertical-align="top" draw:auto-grow-height="true" draw:auto-grow-width="false" fo:min-height="0.741cm" fo:padding-top="0.176cm" fo:padding-bottom="0.176cm" fo:padding-left="0.301cm" fo:padding-right="0.301cm" fo:wrap-option="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102cm" svg:stroke-color="#3465a4" svg:stroke-opacity="100%" draw:fill="none" draw:textarea-horizontal-align="left" draw:textarea-vertical-align="top" draw:auto-grow-height="true" draw:auto-grow-width="false" fo:min-height="0.741cm" fo:padding-top="0.176cm" fo:padding-bottom="0.176cm" fo:padding-left="0.301cm" fo:padding-right="0.301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>
      <style:graphic-properties loext:decorative="false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style:font-independent-line-spacing="tru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15.24cm" svg:height="15.549cm" svg:x="5.201cm" svg:y="0.116cm">
          <draw:image xlink:href="Pictures/1000000000000810000004A15B251955.png" xlink:type="simple" xlink:show="embed" xlink:actuate="onLoad" draw:mime-type="image/png">
            <text:p/>
          </draw:image>
        </draw:frame>
        <draw:custom-shape draw:name="Straight Connector 2" draw:style-name="gr2" draw:text-style-name="P2" draw:layer="layout" svg:width="7.115cm" svg:height="0.029cm" svg:x="17.78cm" svg:y="0.939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" draw:style-name="gr3" draw:text-style-name="P2" draw:layer="layout" svg:width="7.115cm" svg:height="0.015cm" svg:x="17.78cm" svg:y="2.453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4" draw:style-name="gr4" draw:text-style-name="P2" draw:layer="layout" svg:width="5.959cm" svg:height="0.022cm" svg:x="17.78cm" svg:y="6.0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5" draw:style-name="gr5" draw:text-style-name="P2" draw:layer="layout" svg:width="5.988cm" svg:height="0.036cm" svg:x="17.78cm" svg:y="6.8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" draw:style-name="gr6" draw:text-style-name="P2" draw:layer="layout" svg:width="5.959cm" svg:height="0.001cm" svg:x="17.78cm" svg:y="8.226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7" draw:style-name="gr7" draw:text-style-name="P2" draw:layer="layout" svg:width="4.309cm" svg:height="0.001cm" svg:x="19.853cm" svg:y="4.6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8" draw:style-name="gr8" draw:text-style-name="P2" draw:layer="layout" svg:width="3.348cm" svg:height="0.022cm" svg:x="4.168cm" svg:y="6.04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9" draw:style-name="gr9" draw:text-style-name="P4" draw:layer="layout" svg:width="3.664cm" svg:height="1.064cm" svg:x="24.162cm" svg:y="3.764cm">
          <draw:text-box>
            <text:p text:style-name="P3"><text:span text:style-name="T1">BUZ clock</text:span></text:p>
          </draw:text-box>
        </draw:frame>
        <draw:frame draw:name="TextBox 10" draw:style-name="gr10" draw:text-style-name="P5" draw:layer="layout" svg:width="4.068cm" svg:height="1.064cm" svg:x="23.768cm" svg:y="5.199cm">
          <draw:text-box>
            <text:p text:style-name="P3"><text:span text:style-name="T1">BUZ Data 0</text:span></text:p>
          </draw:text-box>
        </draw:frame>
        <draw:custom-shape draw:name="Straight Connector 11" draw:style-name="gr11" draw:text-style-name="P2" draw:layer="layout" svg:width="2.808cm" svg:height="0.001cm" svg:x="3.238cm" svg:y="7.53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12" draw:style-name="gr12" draw:text-style-name="P5" draw:layer="layout" svg:width="3.115cm" svg:height="1.093cm" svg:x="0.123cm" svg:y="7.036cm">
          <draw:text-box>
            <text:p text:style-name="P3"><text:span text:style-name="T1">LED SPI</text:span></text:p>
          </draw:text-box>
        </draw:frame>
        <draw:frame draw:name="TextBox 13" draw:style-name="gr13" draw:text-style-name="P4" draw:layer="layout" svg:width="2.975cm" svg:height="1.064cm" svg:x="24.874cm" svg:y="0.43cm">
          <draw:text-box>
            <text:p text:style-name="P3"><text:span text:style-name="T1">BUZ 5V</text:span></text:p>
          </draw:text-box>
        </draw:frame>
        <draw:frame draw:name="TextBox 14" draw:style-name="gr14" draw:text-style-name="P4" draw:layer="layout" svg:width="2.996cm" svg:height="1.093cm" svg:x="24.853cm" svg:y="1.946cm">
          <draw:text-box>
            <text:p text:style-name="P3"><text:span text:style-name="T1">BUZ 0V</text:span></text:p>
          </draw:text-box>
        </draw:frame>
        <draw:frame draw:name="TextBox 15" draw:style-name="gr15" draw:text-style-name="P4" draw:layer="layout" svg:width="4.068cm" svg:height="1.064cm" svg:x="23.749cm" svg:y="6.563cm">
          <draw:text-box>
            <text:p text:style-name="P3"><text:span text:style-name="T1">BUZ Data 1</text:span></text:p>
          </draw:text-box>
        </draw:frame>
        <draw:frame draw:name="TextBox 16" draw:style-name="gr16" draw:text-style-name="P4" draw:layer="layout" svg:width="4.068cm" svg:height="1.064cm" svg:x="23.739cm" svg:y="8.027cm">
          <draw:text-box>
            <text:p text:style-name="P3"><text:span text:style-name="T1">BUZ Data 2</text:span></text:p>
          </draw:text-box>
        </draw:frame>
        <draw:frame draw:name="TextBox 17" draw:style-name="gr17" draw:text-style-name="P4" draw:layer="layout" svg:width="4.068cm" svg:height="1.064cm" svg:x="0.121cm" svg:y="5.518cm">
          <draw:text-box>
            <text:p text:style-name="P3"><text:span text:style-name="T1">BUZ Data 3</text:span></text:p>
          </draw:text-box>
        </draw:frame>
        <draw:frame draw:name="TextBox 18" draw:style-name="gr13" draw:text-style-name="P4" draw:layer="layout" svg:width="2.821cm" svg:height="1.064cm" svg:x="21.633cm" svg:y="1.2cm">
          <draw:text-box>
            <text:p text:style-name="P3"><text:span text:style-name="T1">LED 5V</text:span></text:p>
          </draw:text-box>
        </draw:frame>
        <draw:custom-shape draw:name="Straight Connector 19" draw:style-name="gr2" draw:text-style-name="P2" draw:layer="layout" svg:width="3.806cm" svg:height="0.015cm" svg:x="17.827cm" svg:y="1.73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0" draw:style-name="gr18" draw:text-style-name="P4" draw:layer="layout" svg:width="2.821cm" svg:height="1.064cm" svg:x="0.119cm" svg:y="3.352cm">
          <draw:text-box>
            <text:p text:style-name="P3"><text:span text:style-name="T1">LED 0V</text:span></text:p>
          </draw:text-box>
        </draw:frame>
        <draw:custom-shape draw:name="Straight Connector 21" draw:style-name="gr3" draw:text-style-name="P2" draw:layer="layout" svg:width="4.743cm" svg:height="0.001cm" svg:x="2.94cm" svg:y="3.86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5" draw:style-name="gr19" draw:text-style-name="P5" draw:layer="layout" svg:width="3.749cm" svg:height="1.093cm" svg:x="3.196cm" svg:y="4.18cm">
          <draw:text-box>
            <text:p text:style-name="P3"><text:span text:style-name="T1">BUT INT 0</text:span></text:p>
          </draw:text-box>
        </draw:frame>
        <draw:custom-shape draw:name="Straight Connector 26" draw:style-name="gr5" draw:text-style-name="P2" draw:layer="layout" svg:width="0.571cm" svg:height="0.012cm" svg:x="6.945cm" svg:y="4.57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7" draw:style-name="gr12" draw:text-style-name="P5" draw:layer="layout" svg:width="4.153cm" svg:height="1.093cm" svg:x="0.171cm" svg:y="0.75cm">
          <draw:text-box>
            <text:p text:style-name="P3"><text:span text:style-name="T1">BUT SDA 0</text:span></text:p>
          </draw:text-box>
        </draw:frame>
        <draw:custom-shape draw:name="Straight Connector 28" draw:style-name="gr11" draw:text-style-name="P2" draw:layer="layout" svg:width="2.33cm" svg:height="0.021cm" svg:x="4.324cm" svg:y="1.63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9" draw:style-name="gr20" draw:text-style-name="P5" draw:layer="layout" svg:width="4.153cm" svg:height="1.093cm" svg:x="0.153cm" svg:y="2.028cm">
          <draw:text-box>
            <text:p text:style-name="P3"><text:span text:style-name="T1">BUT SCL 0</text:span></text:p>
          </draw:text-box>
        </draw:frame>
        <draw:custom-shape draw:name="Straight Connector 30" draw:style-name="gr4" draw:text-style-name="P2" draw:layer="layout" svg:width="2.349cm" svg:height="0.003cm" svg:x="4.306cm" svg:y="2.40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frame draw:name="Slide Number Placeholder 6" draw:style-name="gr21" draw:text-style-name="P7" draw:layer="layout" svg:width="9.369cm" svg:height="1.396cm" svg:x="12.22cm" svg:y="26.543cm">
            <draw:text-box>
              <text:p text:style-name="P6"><text:span text:style-name="T2"><text:page-number>&lt;number&gt;</text:page-number></text:span></text:p>
            </draw:text-box>
          </draw:frame>
          <draw:page-thumbnail draw:name="Slide Image Placeholder 1" draw:style-name="gr22" draw:layer="layout" svg:width="18.622cm" svg:height="10.477cm" svg:x="1.482cm" svg:y="2.121cm" draw:page-number="1" presentation:class="page"/>
          <draw:frame draw:name="Notes Placeholder 2"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3" draw:layer="backgroundobjects" svg:width="18.481cm" svg:height="12.193cm" svg:x="1.398cm" svg:y="0.62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3.2$Windows_X86_64 LibreOffice_project/8ca8d55c161d602844f5428fa4b58097424e324e</meta:generator>
    <meta:creation-date>2025-12-04T11:06:51Z</meta:creation-date>
    <dc:date>2025-12-11T14:12:59.113849300</dc:date>
    <meta:editing-cycles>13</meta:editing-cycles>
    <meta:editing-duration>PT2H7M6S</meta:editing-duration>
    <meta:document-statistic meta:object-count="177"/>
  </office:meta>
</office:document-meta>
</file>